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Noto Serif" fo:font-size="18pt" fo:font-weight="bold" officeooo:rsid="000f1cf2" officeooo:paragraph-rsid="000f1cf2" style:font-size-asian="18pt" style:font-weight-asian="bold" style:font-size-complex="18pt" style:font-weight-complex="bold"/>
    </style:style>
    <style:style style:name="P2" style:family="paragraph" style:parent-style-name="Standard">
      <style:text-properties style:use-window-font-color="true" loext:opacity="0%" style:font-name="Noto Serif" fo:font-size="12pt" style:font-size-asian="12pt" style:font-size-complex="12pt"/>
    </style:style>
    <style:style style:name="P3" style:family="paragraph" style:parent-style-name="Standard">
      <style:text-properties style:use-window-font-color="true" loext:opacity="0%" style:font-name="Noto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loext:opacity="0%" style:font-name="Noto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use-window-font-color="true" loext:opacity="0%" style:font-name="Noto Serif" fo:font-size="12pt" officeooo:paragraph-rsid="000f89e1" style:font-size-asian="12pt" style:font-size-complex="12pt"/>
    </style:style>
    <style:style style:name="P6" style:family="paragraph" style:parent-style-name="Standard">
      <style:text-properties style:use-window-font-color="true" loext:opacity="0%" style:font-name="Noto Serif" fo:font-size="12pt" fo:font-weight="bold" officeooo:paragraph-rsid="000f89e1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úmenes</text:p>
      <text:p text:style-name="P2"/>
      <text:p text:style-name="P2"/>
      <text:p text:style-name="P2"/>
      <text:p text:style-name="P2"/>
      <text:p text:style-name="P3">Buscando comida:</text:p>
      <text:p text:style-name="P2">Un perro que busca comida se encuentra con un hombre en un árbol.</text:p>
      <text:p text:style-name="P2"/>
      <text:p text:style-name="P2"/>
      <text:p text:style-name="P3">Carta a mi nuevo eterno amor que estuvo siempre a mi lado:</text:p>
      <text:p text:style-name="P2">Una vida caduca le escribe a su eterno amor.</text:p>
      <text:p text:style-name="P2"/>
      <text:p text:style-name="P2"/>
      <text:p text:style-name="P3">Desde el tercer mundo:</text:p>
      <text:p text:style-name="P2">La carta de un hijo hacia su madre relata su aventura tricolor para volver a verla.</text:p>
      <text:p text:style-name="P2"/>
      <text:p text:style-name="P2"/>
      <text:p text:style-name="P3">El monstruo oculto:</text:p>
      <text:p text:style-name="P2">Un monstruo se oculta detrás de una endeble puerta.</text:p>
      <text:p text:style-name="P2"/>
      <text:p text:style-name="P2"/>
      <text:p text:style-name="P3">El muro:</text:p>
      <text:p text:style-name="P2">Un anciano ve demonios en los muros de cristal.</text:p>
      <text:p text:style-name="P2"/>
      <text:p text:style-name="P2"/>
      <text:p text:style-name="P3">El reloj:</text:p>
      <text:p text:style-name="P2">Un hermano le cuenta a su igual, la historia de cómo logró volver a verlo.</text:p>
      <text:p text:style-name="P2"/>
      <text:p text:style-name="P2"/>
      <text:p text:style-name="P3">La otra muerte:</text:p>
      <text:p text:style-name="P2">Un botánico de vida marchita busca otras formas de morir.</text:p>
      <text:p text:style-name="P2"/>
      <text:p text:style-name="P2"/>
      <text:p text:style-name="P3">Mancha oscura:</text:p>
      <text:p text:style-name="P2">Una extraña gotera infunde la desesperanza.</text:p>
      <text:p text:style-name="P2"/>
      <text:p text:style-name="P2"/>
      <text:p text:style-name="P3">Óseo:</text:p>
      <text:p text:style-name="P2">Un ser de carne se vuelve óseo y busca venganza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erseguidor:</text:p>
      <text:p text:style-name="P2">Un demonio de ébano persigue a un niño durante el día.</text:p>
      <text:p text:style-name="P2"/>
      <text:p text:style-name="P2"/>
      <text:p text:style-name="P3">Post mortem:</text:p>
      <text:p text:style-name="P2">Una vida expirada busca venganza en su último aliento.</text:p>
      <text:p text:style-name="P2"/>
      <text:p text:style-name="P2"/>
      <text:p text:style-name="P4">Un viaje:</text:p>
      <text:p text:style-name="P2">Un anciano foráneo y un joven local tienen la misma mirada y los mismos oj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 espectro:</text:p>
      <text:p text:style-name="P5">Un grupo de jóvenes presencia un hecho imposible que los lleva a la búsqueda de respuestas de su profesor extranjero.</text:p>
      <text:p text:style-name="P5"/>
      <text:p text:style-name="P5"/>
      <text:p text:style-name="P6">Frío perpetuo:</text:p>
      <text:p text:style-name="P5">Un joven vago inicia su primer trabajo y conoce el frío eterno.</text:p>
      <text:p text:style-name="P5"/>
      <text:p text:style-name="P5"/>
      <text:p text:style-name="P6">Misterio en el barco y el alma prometida:</text:p>
      <text:p text:style-name="P5">Un investigador debe resolver el misterio de una desaparición masiva.</text:p>
      <text:p text:style-name="P5"/>
      <text:p text:style-name="P5"/>
      <text:p text:style-name="P6">Perro libre:</text:p>
      <text:p text:style-name="P5">A un hombre de vida aburrida le gusta ver a los perros jugar.</text:p>
      <text:p text:style-name="P5"/>
      <text:p text:style-name="P5"/>
      <text:p text:style-name="P6">Ponzoña sanguínea:</text:p>
      <text:p text:style-name="P5">Una aberración con veneno en su sangre se hace llamar a sí mismo humano.</text:p>
      <text:p text:style-name="P5"/>
      <text:p text:style-name="P5"/>
      <text:p text:style-name="P6">Sombra del pasado</text:p>
      <text:p text:style-name="P5">Un hombre de familia le habla a un viejo amigo sobre los pecados del pas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2T16:59:46.639269312</dc:date>
    <meta:editing-duration>PT6M28S</meta:editing-duration>
    <meta:editing-cycles>5</meta:editing-cycles>
    <meta:generator>LibreOffice/25.2.4.3$Linux_X86_64 LibreOffice_project/33e196637044ead23f5c3226cde09b47731f7e27</meta:generator>
    <meta:document-statistic meta:table-count="0" meta:image-count="0" meta:object-count="0" meta:page-count="2" meta:paragraph-count="37" meta:word-count="272" meta:character-count="1477" meta:non-whitespace-character-count="1242"/>
  </office:meta>
</office:document-meta>
</file>